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ru" fo:country="RU" officeooo:rsid="001ae704" officeooo:paragraph-rsid="001ae70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officeooo:rsid="001ae704" officeooo:paragraph-rsid="001ae70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language="ru" fo:country="RU" fo:font-weight="bold" officeooo:rsid="001ae704" officeooo:paragraph-rsid="001ae70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fo:font-weight="normal" officeooo:rsid="001ae704" officeooo:paragraph-rsid="001ae70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ae704" officeooo:paragraph-rsid="001ae70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ae704" officeooo:paragraph-rsid="001ae70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c7a4a" officeooo:paragraph-rsid="001c7a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e68b6" officeooo:paragraph-rsid="001e68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f4f49" officeooo:paragraph-rsid="001f4f4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fc18f" officeooo:paragraph-rsid="001fc1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0b62a" officeooo:paragraph-rsid="0020b6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0b62a" officeooo:paragraph-rsid="0021769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1769c" officeooo:paragraph-rsid="0021769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250b3" officeooo:paragraph-rsid="002250b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2d5c7" officeooo:paragraph-rsid="0022d5c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4672d" officeooo:paragraph-rsid="0024672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fo:font-weight="bold" officeooo:rsid="001ae704" officeooo:paragraph-rsid="001ae70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fo:font-weight="bold" officeooo:rsid="001c7a4a" officeooo:paragraph-rsid="001c7a4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fo:font-weight="bold" officeooo:rsid="001cc402" officeooo:paragraph-rsid="001cc402" style:font-size-asian="10.5pt" style:font-weight-asian="bold" style:font-size-complex="12pt" style:font-weight-complex="bold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8pt" style:font-size-asian="8pt" style:font-size-complex="8pt"/>
    </style:style>
    <style:style style:name="P22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Courier New" fo:font-size="8pt" style:font-size-asian="8pt" style:font-size-complex="8pt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8pt" officeooo:rsid="0022d5c7" officeooo:paragraph-rsid="0022d5c7" style:font-size-asian="8pt" style:font-size-complex="8pt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8pt" officeooo:rsid="0024672d" officeooo:paragraph-rsid="0024672d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ae704" officeooo:paragraph-rsid="001ae70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cc402" officeooo:paragraph-rsid="001cc40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f4f49" officeooo:paragraph-rsid="001e68b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e68b6" officeooo:paragraph-rsid="001e68b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21769c" officeooo:paragraph-rsid="0021769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en" fo:country="US" fo:font-weight="normal" officeooo:rsid="0024672d" officeooo:paragraph-rsid="0024672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fo:language="ru" fo:country="RU" fo:font-weight="bold" officeooo:rsid="001ae704" officeooo:paragraph-rsid="001ae704" style:font-size-asian="12.25pt" style:font-weight-asian="bold" style:font-size-complex="14pt" style:font-weight-complex="bold"/>
    </style:style>
    <style:style style:name="P32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style:font-name="Courier New" fo:font-size="12pt" style:font-size-asian="10.5pt" style:font-size-complex="12pt"/>
    </style:style>
    <style:style style:name="P33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Courier New"/>
    </style:style>
    <style:style style:name="P34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Courier New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officeooo:rsid="001f4f49"/>
    </style:style>
    <style:style style:name="T4" style:family="text">
      <style:text-properties officeooo:rsid="0021769c"/>
    </style:style>
    <style:style style:name="T5" style:family="text">
      <style:text-properties style:font-name="Courier New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 ПРОФЕССИОНАЛЬНОГО ОБРАЗОВАНИЯ «ВОРОНЕЖСКИЙ ГОСУДАРСТВЕННЫЙ УНИВЕРСИТЕТ»</text:p>
      <text:p text:style-name="P1">(ФГБОУ ВО «ВГУ»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3:</text:p>
      <text:p text:style-name="P2">Тема: «Метод дифференциальной прогонк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4">Выполнил студен 3 курса 8 группы: Кураков Н.П.</text:p>
      <text:p text:style-name="P4">Преподаватель: Шабунина З.А.</text:p>
      <text:p text:style-name="P4"/>
      <text:p text:style-name="P4"/>
      <text:p text:style-name="P4"/>
      <text:p text:style-name="P5">ВОРОНЕЖ 2019</text:p>
      <text:p text:style-name="P2"><text:soft-page-break/>1. Постановка задачи</text:p>
      <text:p text:style-name="P17">Задание 1. Вариант 5</text:p>
      <text:p text:style-name="P6"/>
      <text:p text:style-name="P6">Решение краевой задачи для линейного самосопряженного уравнения второго порядка методом дифференциальной прогонки</text:p>
      <text:p text:style-name="P6"/>
      <text:p text:style-name="P17">Назначение: </text:p>
      <text:p text:style-name="P6"/>
      <text:p text:style-name="P6">Интегрирование на заданной сетке узлов уравнения</text:p>
      <text:p text:style-name="P6"><draw:frame draw:style-name="fr1" draw:name="Объект1" text:anchor-type="as-char" svg:y="-0.377cm" svg:width="5.84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с линейными краевыми условиями без оценки точности</text:p>
      <text:p text:style-name="P6"><draw:frame draw:style-name="fr1" draw:name="Объект2" text:anchor-type="as-char" svg:y="-0.616cm" svg:width="6.172cm" svg:height="1.14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8">Направление переноса граничного условия: <text:span text:style-name="T1"><draw:frame draw:style-name="fr1" draw:name="Объект3" text:anchor-type="as-char" svg:y="-0.284cm" svg:width="0.524cm" svg:height="0.28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8">Метод Рунге-Кутта 3 порядка</text:p>
      <text:p text:style-name="P18"/>
      <text:p text:style-name="P7"><draw:frame draw:style-name="fr1" draw:name="Объект4" text:anchor-type="as-char" svg:y="-0.619cm" svg:width="3.741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<draw:frame draw:style-name="fr1" draw:name="Объект5" text:anchor-type="as-char" svg:y="-0.619cm" svg:width="12.762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1" draw:name="Объект6" text:anchor-type="as-char" svg:y="-0.619cm" svg:width="3.514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><draw:frame draw:style-name="fr1" draw:name="Объект7" text:anchor-type="as-char" svg:y="-0.619cm" svg:width="12.746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9">Входные параметры:</text:p>
      <text:p text:style-name="P26">Структура входного файла:</text:p>
      <text:p text:style-name="P26">1 строка — коэффициенты граничных условий</text:p>
      <text:p text:style-name="P26">2 строка — отрезок интегрирования</text:p>
      <text:p text:style-name="P26">3 строка — число точек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"><text:soft-page-break/>2. Метод решения</text:p>
      <text:p text:style-name="P19">1. Перенос граничных условий</text:p>
      <text:p text:style-name="P8">Переносим методом обратной дифференциальной прогонки краевое условие для точки <text:span text:style-name="T2">x = b </text:span>в точку <text:span text:style-name="T2">x = a</text:span></text:p>
      <text:p text:style-name="P28"><draw:frame draw:style-name="fr1" draw:name="Объект8" text:anchor-type="as-char" svg:y="-0.561cm" svg:width="7.816cm" svg:height="1.03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8"/>
      <text:p text:style-name="P8">Случай <draw:frame draw:style-name="fr1" draw:name="Объект9" text:anchor-type="as-char" svg:y="-0.377cm" svg:width="1.032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8">Находим дифференциальное уравнение первого порядка </text:p>
      <text:p text:style-name="P8"><draw:frame draw:style-name="fr1" draw:name="Объект10" text:anchor-type="as-char" svg:y="-0.377cm" svg:width="5.313cm" svg:height="0.483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3">, где </text:span><text:span text:style-name="T3"><draw:frame draw:style-name="fr1" draw:name="Объект11" text:anchor-type="as-char" svg:y="-0.377cm" svg:width="2.087cm" svg:height="0.483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 - коэффициенты уравнения</text:span></text:p>
      <text:p text:style-name="P8"/>
      <text:p text:style-name="P27"><draw:frame draw:style-name="fr1" draw:name="Объект12" text:anchor-type="as-char" svg:y="-1.08cm" svg:width="3.798cm" svg:height="1.94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7"><draw:frame draw:style-name="fr1" draw:name="Объект13" text:anchor-type="as-char" svg:y="-1.004cm" svg:width="4.538cm" svg:height="1.7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9">Случай <draw:frame draw:style-name="fr1" draw:name="Объект14" text:anchor-type="as-char" svg:y="-0.377cm" svg:width="0.984cm" svg:height="0.483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9">Находим дифференциальное уравнение первого порядка</text:p>
      <text:p text:style-name="P9"><draw:frame draw:style-name="fr1" draw:name="Объект15" text:anchor-type="as-char" svg:y="-0.377cm" svg:width="5.427cm" svg:height="0.483cm" draw:z-index="14"><draw:object xlink:href="./Object 15" xlink:type="simple" xlink:show="embed" xlink:actuate="onLoad"/><draw:image xlink:href="./ObjectReplacements/Object 15" xlink:type="simple" xlink:show="embed" xlink:actuate="onLoad"/></draw:frame>, где <draw:frame draw:style-name="fr1" draw:name="Объект16" text:anchor-type="as-char" svg:y="-0.377cm" svg:width="2.163cm" svg:height="0.483cm" draw:z-index="15"><draw:object xlink:href="./Object 16" xlink:type="simple" xlink:show="embed" xlink:actuate="onLoad"/><draw:image xlink:href="./ObjectReplacements/Object 16" xlink:type="simple" xlink:show="embed" xlink:actuate="onLoad"/></draw:frame>- коэффициенты уравнения</text:p>
      <text:p text:style-name="P9"/>
      <text:p text:style-name="P9"><draw:frame draw:style-name="fr1" draw:name="Объект17" text:anchor-type="as-char" svg:y="-1.005cm" svg:width="4.701cm" svg:height="1.87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9"><draw:frame draw:style-name="fr1" draw:name="Объект18" text:anchor-type="as-char" svg:y="-0.78cm" svg:width="6.364cm" svg:height="1.423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9"/>
      <text:p text:style-name="P19">2. Составление задачи Рунге-Кутта</text:p>
      <text:p text:style-name="P10">Если полученное условие с точностью совпадает до последнего множителя с начальным краевым условием в этой точке, то исходная задача имеет бесчисленное множество решений. Иначе рассматриваем СЛАУ граничных условий (полученной и исходной в этой точке) относительно <draw:frame draw:style-name="fr1" draw:name="Объект19" text:anchor-type="as-char" svg:y="-0.377cm" svg:width="2.073cm" svg:height="0.483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>Если данная система не совместна, то и исходная задача не имеет решения. Иначе вычисляем:</text:p>
      <text:p text:style-name="P11">Случай <draw:frame draw:style-name="fr1" draw:name="Объект20" text:anchor-type="as-char" svg:y="-0.377cm" svg:width="1.032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1"><draw:frame draw:style-name="fr1" draw:name="Объект21" text:anchor-type="as-char" svg:y="-0.377cm" svg:width="6.221cm" svg:height="0.53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Случай <draw:frame draw:style-name="fr1" draw:name="Объект22" text:anchor-type="as-char" svg:y="-0.377cm" svg:width="0.984cm" svg:height="0.483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><draw:frame draw:style-name="fr1" draw:name="Объект23" text:anchor-type="as-char" svg:y="-0.377cm" svg:width="6.482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2">Тогда:</text:p>
      <text:p text:style-name="P12"><draw:frame draw:style-name="fr1" draw:name="Объект24" text:anchor-type="as-char" svg:y="-0.617cm" svg:width="10.22cm" svg:height="0.854cm" draw:z-index="23"><draw:object xlink:href="./Object 24" xlink:type="simple" xlink:show="embed" xlink:actuate="onLoad"/><draw:image xlink:href="./ObjectReplacements/Object 24" xlink:type="simple" xlink:show="embed" xlink:actuate="onLoad"/></draw:frame>, <text:span text:style-name="T4">являются начальными условиями для линейного сопряженного уравнения относительно </text:span><text:span text:style-name="T4"><draw:frame draw:style-name="fr1" draw:name="Объект25" text:anchor-type="as-char" svg:y="-0.377cm" svg:width="1.051cm" svg:height="0.483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"/>
      <text:p text:style-name="P2"/>
      <text:p text:style-name="P2"/>
      <text:p text:style-name="P2"/>
      <text:p text:style-name="P2"/>
      <text:p text:style-name="P2"><text:soft-page-break/>3. Основные функции</text:p>
      <text:p text:style-name="P13">Программа написана на языке <text:span text:style-name="T2">Java. </text:span>Основной класс, реализующий алгоритм — <text:span text:style-name="T2">DiffSweep. </text:span>Основная функциия — <text:span text:style-name="T2">sweep()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2">private void sweep(){</text:p>
            <text:p text:style-name="P20"><text:s text:c="4"/><text:span text:style-name="T5">double[] coeff = null;</text:span></text:p>
            <text:p text:style-name="P20"><text:s text:c="4"/><text:span text:style-name="T5">boolean hasSolution = false;</text:span></text:p>
            <text:p text:style-name="P20"><text:s text:c="4"/><text:span text:style-name="T5">if(alpha !=0) {</text:span></text:p>
            <text:p text:style-name="P20"><text:s text:c="8"/><text:span text:style-name="T5">coeff = transferEdgeConditionAlpha();</text:span></text:p>
            <text:p text:style-name="P20"><text:s text:c="8"/><text:span text:style-name="T5">alphaInA = coeff[0];</text:span></text:p>
            <text:p text:style-name="P20"><text:s text:c="8"/><text:span text:style-name="T5">betaInA = coeff[1];</text:span></text:p>
            <text:p text:style-name="P20"><text:s text:c="8"/><text:span text:style-name="T5">double delta = p.func(alphaInA, 0);</text:span></text:p>
            <text:p text:style-name="P20"><text:s text:c="8"/><text:span text:style-name="T5">yDiffInA = (betaInA + gammaEdgeCondOne * alphaInA) / delta;</text:span></text:p>
            <text:p text:style-name="P20"><text:s text:c="8"/><text:span text:style-name="T5">yInA = gammaEdgeCondOne;</text:span></text:p>
            <text:p text:style-name="P20"><text:s text:c="8"/><text:span text:style-name="T5">hasSolution = isHasSolution(delta);</text:span></text:p>
            <text:p text:style-name="P20"><text:s text:c="4"/><text:span text:style-name="T5">}</text:span></text:p>
            <text:p text:style-name="P20"><text:s text:c="4"/><text:span text:style-name="T5">else</text:span></text:p>
            <text:p text:style-name="P20"><text:s text:c="4"/><text:span text:style-name="T5">if(beta !=0) {</text:span></text:p>
            <text:p text:style-name="P20"><text:s text:c="8"/><text:span text:style-name="T5">coeff = transferEdgeConditionBeta();</text:span></text:p>
            <text:p text:style-name="P20"><text:s text:c="8"/><text:span text:style-name="T5">phiInA = coeff[0];</text:span></text:p>
            <text:p text:style-name="P20"><text:s text:c="8"/><text:span text:style-name="T5">psiInA = coeff[1];</text:span></text:p>
            <text:p text:style-name="P20"><text:s text:c="8"/><text:span text:style-name="T5">double delta = phiInA*p.func(phiInA, 0);</text:span></text:p>
            <text:p text:style-name="P20"><text:s text:c="8"/><text:span text:style-name="T5">yDiffInA = (psiInA + gammaEdgeCondOne) / delta;</text:span></text:p>
            <text:p text:style-name="P20"><text:s text:c="8"/><text:span text:style-name="T5">yInA = gammaEdgeCondOne;</text:span></text:p>
            <text:p text:style-name="P20"><text:s text:c="8"/><text:span text:style-name="T5">hasSolution = isHasSolution(delta);</text:span></text:p>
            <text:p text:style-name="P20"><text:s text:c="4"/><text:span text:style-name="T5">}</text:span></text:p>
            <text:p text:style-name="P20"><text:s text:c="4"/><text:span text:style-name="T5">if(hasSolution){</text:span></text:p>
            <text:p text:style-name="P20"><text:s text:c="8"/><text:span text:style-name="T5">DataForMethod dataForMethod = new DataForMethod(data.getA(), data.getB(),</text:span></text:p>
            <text:p text:style-name="P20"><text:s text:c="16"/><text:span text:style-name="T5">data.getAlpha(), data.getBeta(), data.getN(), true, funcs);</text:span></text:p>
            <text:p text:style-name="P20"><text:s text:c="8"/><text:span text:style-name="T5">RungeMethodMainPart rungeMethodMainPart = new RungeMethodMainPart(dataForMethod, yInA, yDiffInA);</text:span></text:p>
            <text:p text:style-name="P20"><text:s text:c="8"/><text:span text:style-name="T5">rungeMethodMainPart.solve();</text:span></text:p>
            <text:p text:style-name="P20"><text:s text:c="4"/><text:span text:style-name="T5">}</text:span></text:p>
            <text:p text:style-name="P33">}</text:p>
          </table:table-cell>
        </table:table-row>
      </table:table>
      <text:p text:style-name="P2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Тестирование</text:p>
      <text:p text:style-name="P14">1. <draw:frame draw:style-name="fr1" draw:name="Объект26" text:anchor-type="as-char" svg:y="-0.437cm" svg:width="18.63cm" svg:height="0.593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4">Прогноз погрешности: <draw:frame draw:style-name="fr1" draw:name="Объект27" text:anchor-type="as-char" svg:y="-0.377cm" svg:width="0.96cm" svg:height="0.469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5">Полученный результат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2">x: 0,0000: | <text:s text:c="2"/>|y: 0.0| <text:s text:c="2"/>|v: 0.0| <text:s text:c="2"/>|deltaY: 0.0| <text:s/>|deltaV: 0.0</text:p>
            <text:p text:style-name="P21">x: 0,1000: | <text:s text:c="2"/>|y: 7.452391488378068E-5| <text:s/>|v: 0.004019425889503241| <text:s/>|deltaY: 2.5476085116219355E-5| <text:s text:c="3"/>|deltaV: 1.942588950324016E-5</text:p>
            <text:p text:style-name="P21">x: 0,2000: | <text:s text:c="2"/>|y: 0.0015491149572053025| |v: 0.0320206277413677| <text:s text:c="3"/>|deltaY: 5.0885042794697986E-5| <text:s text:c="3"/>|deltaV: 2.0627741367691688E-5</text:p>
            <text:p text:style-name="P21">x: 0,3000: | <text:s text:c="2"/>|y: 0.008027770527295471| <text:s/>|v: 0.10800947992951854| <text:s text:c="2"/>|deltaY: 7.222947270453355E-5| |deltaV: 9.479929518496633E-6</text:p>
            <text:p text:style-name="P21">x: 0,4000: | <text:s text:c="2"/>|y: 0.025508222077579395| <text:s/>|v: 0.2559897226697325| <text:s text:c="3"/>|deltaY: 9.177792242061333E-5| |deltaV: 1.027733026753852E-5</text:p>
            <text:p text:style-name="P21">x: 0,5000: | <text:s text:c="2"/>|y: 0.062388771772759255| <text:s/>|v: 0.4999637905680139| <text:s text:c="3"/>|deltaY: 1.1122822724074499E-4| <text:s text:c="3"/>|deltaV: 3.620943198612281E-5</text:p>
            <text:p text:style-name="P21">x: 0,6000: | <text:s text:c="2"/>|y: 0.12946811623801274| <text:s text:c="2"/>|v: 0.8639332945711118| <text:s text:c="3"/>|deltaY: 1.3188376198725038E-4| <text:s text:c="3"/>|deltaV: 6.670542888820297E-5</text:p>
            <text:p text:style-name="P21">x: 0,7000: | <text:s text:c="2"/>|y: 0.2399452306701352| <text:s text:c="3"/>|v: 1.371899312404173| |deltaY: 1.5476932986488445E-4| <text:s text:c="3"/>|deltaV: 1.0068759582737563E-4</text:p>
            <text:p text:style-name="P21">x: 0,8000: | <text:s text:c="2"/>|y: 0.40941929059351384| <text:s text:c="2"/>|v: 2.0478625689517593| <text:s text:c="3"/>|deltaY: 1.807094064862902E-4| |deltaV: 1.3743104824115449E-4</text:p>
            <text:p text:style-name="P21">x: 0,9000: | <text:s text:c="2"/>|y: 0.6558896178020464| <text:s text:c="3"/>|v: 2.91582355122608| <text:s/>|deltaY: 2.1038219795377344E-4| <text:s text:c="3"/>|deltaV: 1.7644877392042346E-4</text:p>
            <text:p text:style-name="P34">x: 1,0000: | <text:s text:c="2"/>|y: 0.9997556422478391| <text:s text:c="3"/>|v: 3.999782583304981| |deltaY: 2.443577521609175E-4| |deltaV: 2.1741669501906813E-4</text:p>
          </table:table-cell>
        </table:table-row>
      </table:table>
      <text:p text:style-name="P15"/>
      <text:p text:style-name="P15">2. <draw:frame draw:style-name="fr1" draw:name="Объект28" text:anchor-type="as-char" svg:y="-0.437cm" svg:width="19.103cm" svg:height="0.593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5">Прогноз погрешности: <draw:frame draw:style-name="fr1" draw:name="Объект29" text:anchor-type="as-char" svg:y="-0.377cm" svg:width="0.951cm" svg:height="0.467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5">Полученный результат: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2">x: 0,0000: | <text:s text:c="3"/>|y: 0.0| <text:s text:c="2"/>|v: 0.0| <text:s text:c="2"/>|deltaY: 0.0| <text:s/>|deltaV: 0.0</text:p>
            <text:p text:style-name="P21">x: 0,0100: | <text:s text:c="2"/>|y: 1.4561906203670463E-7| |v: 4.003561109257643E-6| <text:s/>|deltaY: 1.3561906203670462E-7| <text:s text:c="3"/>|deltaV: 3.561109257642554E-9</text:p>
            <text:p text:style-name="P21">x: 0,0200: | <text:s text:c="2"/>|y: 2.924005261708585E-7| <text:s/>|v: 3.2006868280430836E-5| |deltaY: 1.3240052617085848E-7| <text:s text:c="3"/>|deltaV: 6.868280430830619E-9</text:p>
            <text:p text:style-name="P21">x: 0,0300: | <text:s text:c="2"/>|y: 9.39278068148298E-7| <text:s text:c="2"/>|v: 1.080099317622687E-4| <text:s/>|deltaY: 1.2927806814829804E-7| <text:s text:c="3"/>|deltaV: 9.931762268706296E-9</text:p>
            <text:p text:style-name="P21">x: 0,0400: | <text:s text:c="2"/>|y: 2.686247402764652E-6| <text:s/>|v: 2.560127613126311E-4| <text:s/>|deltaY: 1.2624740276465132E-7| <text:s text:c="3"/>|deltaV: 1.2761312631072962E-8</text:p>
            <text:p text:style-name="P21">x: 0,0500: | <text:s text:c="2"/>|y: 6.373304394873404E-6| <text:s/>|v: 5.00015366225412E-4| <text:s text:c="2"/>|deltaY: 1.2330439487340172E-7| <text:s text:c="3"/>|deltaV: 1.536622541188637E-8</text:p>
            <text:p text:style-name="P21">x: 0,0600: | <text:s text:c="2"/>|y: 1.3080445052782164E-5| |v: 8.640177553557763E-4| <text:s/>|deltaY: 1.2044505278215964E-7| <text:s text:c="3"/>|deltaV: 1.7755355776025335E-8</text:p>
            <text:p text:style-name="P21">x: 0,0700: | <text:s text:c="2"/>|y: 2.4127665521992192E-5| |v: 0.00137201993714383| <text:s text:c="2"/>|deltaY: 1.1766552199220373E-7| <text:s text:c="3"/>|deltaV: 1.993714383039316E-8</text:p>
            <text:p text:style-name="P21">x: 0,0800: | <text:s text:c="2"/>|y: 4.10749620792605E-5| <text:s text:c="2"/>|v: 0.002048021919636832| <text:s/>|deltaY: 1.149620792604956E-7| |deltaV: 2.1919636831752715E-8</text:p>
            <text:p text:style-name="P21">x: 0,0900: | <text:s text:c="2"/>|y: 6.57223311269653E-5| <text:s text:c="2"/>|v: 0.002916023710510051| <text:s/>|deltaY: 1.1233112696531285E-7| <text:s text:c="3"/>|deltaV: 2.3710510051438288E-8</text:p>
            <text:p text:style-name="P21">x: 0,1000: | <text:s text:c="2"/>|y: 1.0010976918775682E-4| |v: 0.004000025317086358| <text:s/>|deltaY: 1.0976918775684546E-7| <text:s text:c="3"/>|deltaV: 2.5317086358757346E-8</text:p>
            <text:p text:style-name="P23">. . . . . .</text:p>
            <text:p text:style-name="P21">x: 0,9000: | <text:s text:c="2"/>|y: 0.6560999470713236| <text:s text:c="3"/>|v: 2.9159998730650614| <text:s text:c="3"/>|deltaY: 5.2928676552710385E-8| <text:s text:c="3"/>|deltaV: 1.269349390042862E-7</text:p>
            <text:p text:style-name="P21">x: 0,9100: | <text:s text:c="2"/>|y: 0.6857495542047567| <text:s text:c="3"/>|v: 3.014283869501598| |deltaY: 5.57952434254716E-8| <text:s/>|deltaV: 1.3049840230650034E-7</text:p>
            <text:p text:style-name="P21">x: 0,9200: | <text:s text:c="2"/>|y: 0.7163929012967707| <text:s text:c="3"/>|v: 3.1147518659169124| <text:s text:c="3"/>|deltaY: 5.87032293886125E-8| <text:s/>|deltaV: 1.3408308774387478E-7</text:p>
            <text:p text:style-name="P21">x: 0,9300: | <text:s text:c="2"/>|y: 0.7480519483468664| <text:s text:c="3"/>|v: 3.217427862311268| |deltaY: 6.165313370942727E-8| |deltaV: 1.3768873241559731E-7</text:p>
            <text:p text:style-name="P21">x: 0,9400: | <text:s text:c="2"/>|y: 0.7807488953545516| <text:s text:c="3"/>|v: 3.3223358586849185| <text:s text:c="3"/>|deltaY: 6.464544866080502E-8| |deltaV: 1.413150823026399E-7</text:p>
            <text:p text:style-name="P21">x: 0,9500: | <text:s text:c="2"/>|y: 0.814506182319341| |v: 3.4294998550381073| <text:s text:c="3"/>|deltaY: 6.76806591881629E-8| <text:s/>|deltaV: 1.449618931559371E-7</text:p>
            <text:p text:style-name="P21">x: 0,9600: | <text:s text:c="2"/>|y: 0.8493464892407561| <text:s text:c="3"/>|v: 3.5389438513710685| <text:s text:c="3"/>|deltaY: 7.075924424171376E-8| |deltaV: 1.486289327168322E-7</text:p>
            <text:p text:style-name="P21">x: 0,9700: | <text:s text:c="2"/>|y: 0.8852927361183247| <text:s text:c="3"/>|v: 3.650691847684026| |deltaY: 7.388167522215383E-8| |deltaV: 1.5231597361164972E-7</text:p>
            <text:p text:style-name="P21">x: 0,9800: | <text:s text:c="2"/>|y: 0.9223680829515811| <text:s text:c="3"/>|v: 3.7647678439771965| <text:s text:c="3"/>|deltaY: 7.704841875622037E-8| |deltaV: 1.5602280312165817E-7</text:p>
            <text:p text:style-name="P21"><text:soft-page-break/>x: 0,9900: | <text:s text:c="2"/>|y: 0.9605959297400658| <text:s text:c="3"/>|v: 3.881195840250786| |deltaY: 8.025993414317867E-8| |deltaV: 1.5974921385719654E-7</text:p>
            <text:p text:style-name="P34">x: 1,0000: | <text:s text:c="2"/>|y: 0.9999999164833252| <text:s text:c="3"/>|v: 3.999999836504993| |deltaY: 8.351667479811198E-8| |deltaV: 1.634950068662988E-7</text:p>
          </table:table-cell>
        </table:table-row>
      </table:table>
      <text:p text:style-name="P15"><text:s/></text:p>
      <text:p text:style-name="P30">3.</text:p>
      <text:p text:style-name="P30"><draw:frame draw:style-name="fr1" draw:name="Объект30" text:anchor-type="as-char" svg:y="-0.437cm" svg:width="17.761cm" svg:height="0.593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6">Прогноз погрешности: <draw:frame draw:style-name="fr1" draw:name="Объект31" text:anchor-type="as-char" svg:y="-0.377cm" svg:width="0.958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6">Полученный результат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2">x: 0,0000: | <text:s text:c="2"/>|y: 0.0| <text:s text:c="2"/>|v: 0.0| <text:s text:c="2"/>|deltaY: 0.0| <text:s/>|deltaV: 0.0</text:p>
            <text:p text:style-name="P21">x: 0,1000: | <text:s text:c="2"/>|y: 0.00999545162917026| <text:s text:c="2"/>|v: 0.20000511538631843| <text:s text:c="2"/>|deltaY: 4.548370829741966E-6| |deltaV: 5.1153863184216775E-6</text:p>
            <text:p text:style-name="P21">x: 0,2000: | <text:s text:c="2"/>|y: 0.03999102061700391| <text:s text:c="2"/>|v: 0.40000853165410677| <text:s text:c="2"/>|deltaY: 8.97938299609935E-6| <text:s/>|deltaV: 8.531654106747055E-6</text:p>
            <text:p text:style-name="P21">x: 0,3000: | <text:s text:c="2"/>|y: 0.089987301412109| |v: 0.6000107715266535| <text:s text:c="3"/>|deltaY: 1.2698587891019075E-5| <text:s text:c="3"/>|deltaV: 1.0771526653408081E-5</text:p>
            <text:p text:style-name="P21">x: 0,4000: | <text:s text:c="2"/>|y: 0.15998412748836077| <text:s text:c="2"/>|v: 0.8000121799342483| <text:s text:c="3"/>|deltaY: 1.5872511639258846E-5| <text:s text:c="3"/>|deltaV: 1.2179934248290891E-5</text:p>
            <text:p text:style-name="P21">x: 0,5000: | <text:s text:c="2"/>|y: 0.2499813754016328| <text:s text:c="3"/>|v: 1.0000129906159911| <text:s text:c="3"/>|deltaY: 1.8624598367211753E-5| <text:s text:c="3"/>|deltaV: 1.2990615991137489E-5</text:p>
            <text:p text:style-name="P21">x: 0,6000: | <text:s text:c="2"/>|y: 0.35997895188471685| <text:s text:c="2"/>|v: 1.2000133655325922| <text:s text:c="3"/>|deltaY: 2.104811528313988E-5| |deltaV: 1.3365532592235496E-5</text:p>
            <text:p text:style-name="P21">x: 0,7000: | <text:s text:c="2"/>|y: 0.489976785288108| |v: 1.4000134190408553| <text:s text:c="3"/>|deltaY: 2.3214711892094453E-5| <text:s text:c="3"/>|deltaV: 1.3419040855167097E-5</text:p>
            <text:p text:style-name="P21">x: 0,8000: | <text:s text:c="2"/>|y: 0.6399748197520388| <text:s text:c="3"/>|v: 1.6000132331841173| <text:s text:c="3"/>|deltaY: 2.518024796127616E-5| |deltaV: 1.323318411716734E-5</text:p>
            <text:p text:style-name="P21">x: 0,9000: | <text:s text:c="2"/>|y: 0.8099730111466037| <text:s text:c="3"/>|v: 1.8000128676243499| <text:s text:c="3"/>|deltaY: 2.6988853396359147E-5| <text:s text:c="3"/>|deltaV: 1.2867624349821583E-5</text:p>
            <text:p text:style-name="P34">x: 1,0000: | <text:s text:c="2"/>|y: 0.9999713241863708| <text:s text:c="3"/>|v: 2.0000123662455414| <text:s text:c="3"/>|deltaY: 2.8675813629197577E-5| <text:s text:c="3"/>|deltaV: 1.2366245541350906E-5</text:p>
          </table:table-cell>
        </table:table-row>
      </table:table>
      <text:p text:style-name="P16"/>
      <text:p text:style-name="P16">4. <draw:frame draw:style-name="fr1" draw:name="Объект32" text:anchor-type="as-char" svg:y="-0.437cm" svg:width="17.972cm" svg:height="0.593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6">Прогноз погрешности: <draw:frame draw:style-name="fr1" draw:name="Объект33" text:anchor-type="as-char" svg:y="-0.377cm" svg:width="0.951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6">Полученный результат: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2">x: 0,0000: | <text:s text:c="2"/>|y: 0.0| <text:s text:c="2"/>|v: 0.0| <text:s text:c="2"/>|deltaY: 0.0| <text:s/>|deltaV: 0.0</text:p>
            <text:p text:style-name="P21">x: 0,0100: | <text:s text:c="2"/>|y: 1.0008101036719497E-4| |v: 0.0200000013575816| <text:s text:c="3"/>|deltaY: 8.101036719496471E-8| |deltaV: 1.3575815992206142E-9</text:p>
            <text:p text:style-name="P21">x: 0,0200: | <text:s text:c="2"/>|y: 4.000804796148852E-4| <text:s/>|v: 0.04000000267782888| <text:s text:c="2"/>|deltaY: 8.047961488520054E-8| |deltaV: 2.677828882247102E-9</text:p>
            <text:p text:style-name="P21">x: 0,0300: | <text:s text:c="2"/>|y: 9.000799672944126E-4| <text:s/>|v: 0.06000000396211573| <text:s text:c="2"/>|deltaY: 7.996729441258829E-8| |deltaV: 3.962115732725202E-9</text:p>
            <text:p text:style-name="P21">x: 0,0400: | <text:s text:c="2"/>|y: 0.0016000794729475686| |v: 0.08000000521175565| <text:s text:c="2"/>|deltaY: 7.947294756852942E-8| |deltaV: 5.211755652045902E-9</text:p>
            <text:p text:style-name="P21">x: 0,0500: | <text:s text:c="2"/>|y: 0.0025000789961320312| |v: 0.10000000642800494| <text:s text:c="2"/>|deltaY: 7.899613203073835E-8| |deltaV: 6.4280049338893974E-9</text:p>
            <text:p text:style-name="P21">x: 0,0600: | <text:s text:c="2"/>|y: 0.0036000785364206913| |v: 0.12000000761206563| <text:s text:c="2"/>|deltaY: 7.853642069056282E-8| |deltaV: 7.61206561672445E-9</text:p>
            <text:p text:style-name="P21">x: 0,0700: | <text:s text:c="2"/>|y: 0.004900078093401015| <text:s/>|v: 0.14000000876508825| <text:s text:c="2"/>|deltaY: 7.809340101579826E-8| |deltaV: 8.765088266304844E-9</text:p>
            <text:p text:style-name="P21">x: 0,0800: | <text:s text:c="2"/>|y: 0.006400077666674433| <text:s/>|v: 0.1600000098881745| <text:s text:c="3"/>|deltaY: 7.766667443290937E-8| |deltaV: 9.88817450142676E-9</text:p>
            <text:p text:style-name="P21">x: 0,0900: | <text:s text:c="2"/>|y: 0.008100077255855771| <text:s/>|v: 0.18000001098237964| <text:s text:c="2"/>|deltaY: 7.72558557717018E-8| <text:s/>|deltaV: 1.098237964458626E-8</text:p>
            <text:p text:style-name="P21">x: 0,1000: | <text:s text:c="2"/>|y: 0.010000076860572691| <text:s/>|v: 0.20000001204871481| <text:s text:c="2"/>|deltaY: 7.68605726928634E-8| |deltaV: 1.2048714831403018E-8</text:p>
            <text:p text:style-name="P24">. . . . . . .</text:p>
            <text:p text:style-name="P21">x: 0,9000: | <text:s text:c="2"/>|y: 0.81000007639984| <text:s/>|v: 1.8000000536657184| <text:s text:c="3"/>|deltaY: 7.639983989893295E-8| |deltaV: 5.3665718313666844E-8</text:p>
            <text:p text:style-name="P21">x: 0,9100: | <text:s text:c="2"/>|y: 0.8281000766452125| <text:s text:c="3"/>|v: 1.820000053939238| |deltaY: 7.66452123990291E-8| <text:s/>|deltaV: 5.393923796503941E-8</text:p>
            <text:p text:style-name="P21">x: 0,9200: | <text:s text:c="2"/>|y: 0.8464000768948419| <text:s text:c="3"/>|v: 1.8400000542103963| <text:s text:c="3"/>|deltaY: 7.689484182726858E-8| |deltaV: 5.42103961720386E-8</text:p>
            <text:p text:style-name="P21">x: 0,9300: | <text:s text:c="2"/>|y: 0.8649000771486889| <text:s text:c="3"/>|v: 1.86000005447926| <text:s/>|deltaY: 7.7148688770734E-8| <text:s text:c="2"/>|deltaV: 5.44792599921351E-8</text:p>
            <text:p text:style-name="P21">x: 0,9400: | <text:s text:c="2"/>|y: 0.8836000774067151| <text:s text:c="3"/>|v: 1.8800000547458946| <text:s text:c="3"/>|deltaY: 7.740671492673101E-8| |deltaV: 5.474589448439815E-8</text:p>
            <text:p text:style-name="P21">x: 0,9500: | <text:s text:c="2"/>|y: 0.9025000776688832| <text:s text:c="3"/>|v: 1.9000000550103637| <text:s text:c="3"/>|deltaY: 7.76688831027883E-8| <text:s/>|deltaV: 5.501036359767397E-8</text:p>
            <text:p text:style-name="P21"><text:soft-page-break/>x: 0,9600: | <text:s text:c="2"/>|y: 0.9216000779351564| <text:s text:c="3"/>|v: 1.9200000552727292| <text:s text:c="3"/>|deltaY: 7.793515621745684E-8| |deltaV: 5.5272729060362735E-8</text:p>
            <text:p text:style-name="P21">x: 0,9700: | <text:s text:c="2"/>|y: 0.940900078205499| |v: 1.9400000555330514| <text:s text:c="3"/>|deltaY: 7.820549907666674E-8| |deltaV: 5.553305149064158E-8</text:p>
            <text:p text:style-name="P21">x: 0,9800: | <text:s text:c="2"/>|y: 0.9604000784798762| <text:s text:c="3"/>|v: 1.9600000557913895| <text:s text:c="3"/>|deltaY: 7.847987626430353E-8| |deltaV: 5.5791389508286215E-8</text:p>
            <text:p text:style-name="P21">x: 0,9900: | <text:s text:c="2"/>|y: 0.9801000787582538| <text:s text:c="3"/>|v: 1.9800000560478006| <text:s text:c="3"/>|deltaY: 7.875825380754264E-8| |deltaV: 5.604780062284931E-8</text:p>
            <text:p text:style-name="P34">x: 1,0000: | <text:s text:c="2"/>|y: 1.0000000790405983| <text:s text:c="3"/>|v: 2.000000056302341| |deltaY: 7.904059828867105E-8| |deltaV: 5.630234101161591E-8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size="10pt" style:font-name-asian="NSimSun" style:font-size-asian="10pt" style:font-name-complex="Courier New1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8:00:19.401000000</meta:creation-date>
    <dc:date>2019-05-04T21:33:24.060000000</dc:date>
    <meta:editing-duration>PT30M47S</meta:editing-duration>
    <meta:editing-cycles>3</meta:editing-cycles>
    <meta:generator>LibreOffice/4.1.0.4$Windows_x86 LibreOffice_project/89ea49ddacd9aa532507cbf852f2bb22b1ace28</meta:generator>
    <meta:document-statistic meta:table-count="5" meta:image-count="0" meta:object-count="33" meta:page-count="7" meta:paragraph-count="164" meta:word-count="1081" meta:character-count="11271" meta:non-whitespace-character-count="9667"/>
  </office:meta>
</office:document-meta>
</file>

<file path=Object 1/content.xml><?xml version="1.0" encoding="utf-8"?>
<math xmlns="http://www.w3.org/1998/Math/MathML">
  <semantics>
    <mrow>
      <mrow>
        <mo stretchy="false">(</mo>
        <mrow>
          <mi>p</mi>
          <mrow>
            <mo stretchy="false">(</mo>
            <mrow>
              <mi>x</mi>
            </mrow>
            <mo stretchy="false">)</mo>
          </mrow>
          <mi>y</mi>
          <mi>'</mi>
          <mrow>
            <mo stretchy="false">(</mo>
            <mrow>
              <mi>x</mi>
            </mrow>
            <mo stretchy="false">)</mo>
          </mrow>
        </mrow>
        <mo stretchy="false">)</mo>
      </mrow>
      <mrow>
        <mi>'</mi>
        <mo stretchy="false">=</mo>
        <mi>q</mi>
      </mrow>
      <mrow>
        <mo stretchy="false">(</mo>
        <mrow>
          <mi>x</mi>
        </mrow>
        <mo stretchy="false">)</mo>
      </mrow>
      <mi>y</mi>
      <mrow>
        <mrow>
          <mo stretchy="false">(</mo>
          <mrow>
            <mi>x</mi>
          </mrow>
          <mo stretchy="false">)</mo>
        </mrow>
        <mo stretchy="false">+</mo>
        <mi>f</mi>
      </mrow>
      <mrow>
        <mo stretchy="false">(</mo>
        <mrow>
          <mi>x</mi>
        </mrow>
        <mo stretchy="false">)</mo>
      </mrow>
    </mrow>
    <annotation encoding="StarMath 5.0">(p(x)y'(x))'=q(x)y(x)+f(x)</annotation>
  </semantics>
</math>
</file>

<file path=Object 10/content.xml><?xml version="1.0" encoding="utf-8"?>
<math xmlns="http://www.w3.org/1998/Math/MathML">
  <semantics>
    <mrow>
      <mi>p</mi>
      <mrow>
        <mo stretchy="false">(</mo>
        <mrow>
          <mi>x</mi>
        </mrow>
        <mo stretchy="false">)</mo>
      </mrow>
      <mi>y</mi>
      <mi>'</mi>
      <mrow>
        <mrow>
          <mo stretchy="false">(</mo>
          <mrow>
            <mi>x</mi>
          </mrow>
          <mo stretchy="false">)</mo>
        </mrow>
        <mo stretchy="false">=</mo>
        <mo stretchy="false">α</mo>
      </mrow>
      <mrow>
        <mo stretchy="false">(</mo>
        <mrow>
          <mi>x</mi>
        </mrow>
        <mo stretchy="false">)</mo>
      </mrow>
      <mi>y</mi>
      <mrow>
        <mrow>
          <mo stretchy="false">(</mo>
          <mrow>
            <mi>x</mi>
          </mrow>
          <mo stretchy="false">)</mo>
        </mrow>
        <mo stretchy="false">+</mo>
        <mo stretchy="false">β</mo>
      </mrow>
      <mrow>
        <mo stretchy="false">(</mo>
        <mrow>
          <mi>x</mi>
        </mrow>
        <mo stretchy="false">)</mo>
      </mrow>
    </mrow>
    <annotation encoding="StarMath 5.0">p(x)y'(x) = %alpha(x)y(x)+%beta(x)</annotation>
  </semantics>
</math>
</file>

<file path=Object 11/content.xml><?xml version="1.0" encoding="utf-8"?>
<math xmlns="http://www.w3.org/1998/Math/MathML">
  <semantics>
    <mrow>
      <mo stretchy="false">α</mo>
      <mrow>
        <mo stretchy="false">(</mo>
        <mrow>
          <mi>x</mi>
        </mrow>
        <mo stretchy="false">)</mo>
      </mrow>
      <mi>,</mi>
      <mo stretchy="false">β</mo>
      <mrow>
        <mo stretchy="false">(</mo>
        <mrow>
          <mi>x</mi>
        </mrow>
        <mo stretchy="false">)</mo>
      </mrow>
    </mrow>
    <annotation encoding="StarMath 5.0">%alpha(x), %beta(x)</annotation>
  </semantics>
</math>
</file>

<file path=Object 12/content.xml><?xml version="1.0" encoding="utf-8"?>
<math xmlns="http://www.w3.org/1998/Math/MathML">
  <mrow/>
</math>
</file>

<file path=Object 13/content.xml><?xml version="1.0" encoding="utf-8"?>
<math xmlns="http://www.w3.org/1998/Math/MathML">
  <semantics>
    <mtable>
      <mtr>
        <mtd>
          <mrow>
            <mo stretchy="false">β</mo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frac>
                <mrow>
                  <mo stretchy="false">α</mo>
                  <mrow>
                    <mo stretchy="false">(</mo>
                    <mrow>
                      <mi>x</mi>
                    </mrow>
                    <mo stretchy="false">)</mo>
                  </mrow>
                  <mo stretchy="false">β</mo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i>p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frac>
            </mrow>
          </mrow>
        </mtd>
      </mtr>
      <mtr>
        <mtd>
          <mrow>
            <mo stretchy="false">α</mo>
            <mrow>
              <mrow>
                <mo stretchy="false">(</mo>
                <mrow>
                  <mi>c</mi>
                </mrow>
                <mo stretchy="false">)</mo>
              </mrow>
              <mo stretchy="false">=</mo>
              <mfrac>
                <mrow>
                  <mover accent="true">
                    <mo stretchy="false">γ</mo>
                    <mo stretchy="false">̄</mo>
                  </mover>
                </mrow>
                <mrow>
                  <mover accent="true">
                    <mo stretchy="false">α</mo>
                    <mo stretchy="false">̄</mo>
                  </mover>
                </mrow>
              </mfrac>
            </mrow>
            <mi>p</mi>
            <mrow>
              <mo stretchy="false">(</mo>
              <mrow>
                <mi>c</mi>
              </mrow>
              <mo stretchy="false">)</mo>
            </mrow>
          </mrow>
        </mtd>
      </mtr>
    </mtable>
    <annotation encoding="StarMath 5.0">%beta'(x) = f(x) - {%alpha(x)%beta(x)} over {p(x)}
newline
%alpha(c) = {bar %gamma} over {bar %alpha} p(c)</annotation>
  </semantics>
</math>
</file>

<file path=Object 14/content.xml><?xml version="1.0" encoding="utf-8"?>
<math xmlns="http://www.w3.org/1998/Math/MathML">
  <mrow/>
</math>
</file>

<file path=Object 15/content.xml><?xml version="1.0" encoding="utf-8"?>
<math xmlns="http://www.w3.org/1998/Math/MathML">
  <semantics>
    <mrow>
      <mo stretchy="false">ϕ</mo>
      <mrow>
        <mo stretchy="false">(</mo>
        <mrow>
          <mi>x</mi>
        </mrow>
        <mo stretchy="false">)</mo>
      </mrow>
      <mi>p</mi>
      <mrow>
        <mo stretchy="false">(</mo>
        <mrow>
          <mi>x</mi>
        </mrow>
        <mo stretchy="false">)</mo>
      </mrow>
      <mi>y</mi>
      <mi>'</mi>
      <mrow>
        <mrow>
          <mo stretchy="false">(</mo>
          <mrow>
            <mi>x</mi>
          </mrow>
          <mo stretchy="false">)</mo>
        </mrow>
        <mo stretchy="false">−</mo>
        <mi>y</mi>
      </mrow>
      <mrow>
        <mrow>
          <mo stretchy="false">(</mo>
          <mrow>
            <mi>x</mi>
          </mrow>
          <mo stretchy="false">)</mo>
        </mrow>
        <mo stretchy="false">=</mo>
        <mo stretchy="false">ψ</mo>
      </mrow>
      <mrow>
        <mo stretchy="false">(</mo>
        <mrow>
          <mi>x</mi>
        </mrow>
        <mo stretchy="false">)</mo>
      </mrow>
    </mrow>
    <annotation encoding="StarMath 5.0">%phi(x)p(x)y'(x)-y(x) = %psi(x)</annotation>
  </semantics>
</math>
</file>

<file path=Object 16/content.xml><?xml version="1.0" encoding="utf-8"?>
<math xmlns="http://www.w3.org/1998/Math/MathML">
  <semantics>
    <mrow>
      <mo stretchy="false">ϕ</mo>
      <mrow>
        <mo stretchy="false">(</mo>
        <mrow>
          <mi>x</mi>
        </mrow>
        <mo stretchy="false">)</mo>
      </mrow>
      <mi>,</mi>
      <mo stretchy="false">ψ</mo>
      <mrow>
        <mo stretchy="false">(</mo>
        <mrow>
          <mi>x</mi>
        </mrow>
        <mo stretchy="false">)</mo>
      </mrow>
    </mrow>
    <annotation encoding="StarMath 5.0">%phi(x), %psi(x)</annotation>
  </semantics>
</math>
</file>

<file path=Object 17/content.xml><?xml version="1.0" encoding="utf-8"?>
<math xmlns="http://www.w3.org/1998/Math/MathML">
  <semantics>
    <mtable>
      <mtr>
        <mtd>
          <mrow>
            <mo stretchy="false">ϕ</mo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frac>
                  <mn>1</mn>
                  <mrow>
                    <mi>p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frac>
                <mo stretchy="false">−</mo>
                <mi>q</mi>
              </mrow>
            </mrow>
            <mrow>
              <mo stretchy="false">(</mo>
              <mrow>
                <mi>x</mi>
              </mrow>
              <mo stretchy="false">)</mo>
            </mrow>
            <msup>
              <mo stretchy="false">ϕ</mo>
              <mn>2</mn>
            </msup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ϕ</mo>
            <mrow>
              <mrow>
                <mo stretchy="false">(</mo>
                <mrow>
                  <mi>c</mi>
                </mrow>
                <mo stretchy="false">)</mo>
              </mrow>
              <mo stretchy="false">=</mo>
              <mrow>
                <mo stretchy="false">−</mo>
                <mrow>
                  <mfrac>
                    <mrow>
                      <mover accent="true">
                        <mo stretchy="false">α</mo>
                        <mo stretchy="false">̄</mo>
                      </mover>
                    </mrow>
                    <mrow>
                      <mover accent="true">
                        <mo stretchy="false">β</mo>
                        <mo stretchy="false">̄</mo>
                      </mover>
                      <mi>p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frac>
                </mrow>
              </mrow>
            </mrow>
          </mrow>
        </mtd>
      </mtr>
    </mtable>
    <annotation encoding="StarMath 5.0">%phi'(x) = 1 over {p(x)} - q(x)%phi^2(x)
newline
%phi(c) = - {{bar %alpha} over {bar %beta p(x)}}</annotation>
  </semantics>
</math>
</file>

<file path=Object 18/content.xml><?xml version="1.0" encoding="utf-8"?>
<math xmlns="http://www.w3.org/1998/Math/MathML">
  <mrow/>
</math>
</file>

<file path=Object 19/content.xml><?xml version="1.0" encoding="utf-8"?>
<math xmlns="http://www.w3.org/1998/Math/MathML">
  <semantics>
    <mrow>
      <mi>y</mi>
      <mrow>
        <mo stretchy="false">(</mo>
        <mrow>
          <mi>b</mi>
        </mrow>
        <mo stretchy="false">)</mo>
      </mrow>
      <mi>y</mi>
      <mi>'</mi>
      <mrow>
        <mo stretchy="false">(</mo>
        <mrow>
          <mi>b</mi>
        </mrow>
        <mo stretchy="false">)</mo>
      </mrow>
    </mrow>
    <annotation encoding="StarMath 5.0">y(b) y'(b)</annotation>
  </semantics>
</math>
</file>

<file path=Object 2/content.xml><?xml version="1.0" encoding="utf-8"?>
<math xmlns="http://www.w3.org/1998/Math/MathML">
  <semantics>
    <mtable>
      <mtr>
        <mtd>
          <mrow>
            <msub>
              <mo stretchy="false">α</mo>
              <mn>2</mn>
            </msub>
            <mi>y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sub>
                <mo stretchy="false">β</mo>
                <mn>2</mn>
              </msub>
            </mrow>
            <mi>y</mi>
            <mrow>
              <mrow>
                <mo stretchy="false">(</mo>
                <mrow>
                  <mi>b</mi>
                </mrow>
                <mo stretchy="false">)</mo>
              </mrow>
              <mo stretchy="false">=</mo>
              <msub>
                <mo stretchy="false">γ</mo>
                <mn>2,</mn>
              </msub>
            </mrow>
            <mi/>
            <mrow>
              <mrow>
                <msubsup>
                  <mo stretchy="false">α</mo>
                  <mn>2</mn>
                  <mn>2</mn>
                </msubsup>
                <mo stretchy="false">+</mo>
                <msubsup>
                  <mo stretchy="false">β</mo>
                  <mn>2</mn>
                  <mn>2</mn>
                </msubsup>
              </mrow>
              <mo stretchy="false">&gt;</mo>
              <mn>0</mn>
            </mrow>
          </mrow>
        </mtd>
      </mtr>
      <mtr>
        <mtd>
          <mrow>
            <mi>y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sub>
                <mo stretchy="false">γ</mo>
                <mn>1</mn>
              </msub>
            </mrow>
          </mrow>
        </mtd>
      </mtr>
    </mtable>
    <annotation encoding="StarMath 5.0">%alpha_2 y'(x) + %beta_2 y(b) = %gamma_2,~~~%alpha_2^2 + %beta_2^2 &gt; 0 newline y(a) = %gamma_1
  </annotation>
  </semantics>
</math>
</file>

<file path=Object 20/content.xml><?xml version="1.0" encoding="utf-8"?>
<math xmlns="http://www.w3.org/1998/Math/MathML">
  <mrow/>
</math>
</file>

<file path=Object 21/content.xml><?xml version="1.0" encoding="utf-8"?>
<math xmlns="http://www.w3.org/1998/Math/MathML">
  <semantics>
    <mrow>
      <mrow>
        <msub>
          <mo stretchy="false">α</mo>
          <mn>3</mn>
        </msub>
        <mo stretchy="false">=</mo>
        <mi>p</mi>
      </mrow>
      <mrow>
        <mo stretchy="false">(</mo>
        <mrow>
          <mi>d</mi>
        </mrow>
        <mo stretchy="false">)</mo>
      </mrow>
      <mi>,</mi>
      <mi/>
      <mrow>
        <msub>
          <mo stretchy="false">β</mo>
          <mn>3</mn>
        </msub>
        <mo stretchy="false">=</mo>
        <mrow>
          <mo stretchy="false">−</mo>
          <mo stretchy="false">α</mo>
        </mrow>
      </mrow>
      <mrow>
        <mo stretchy="false">(</mo>
        <mrow>
          <mi>d</mi>
        </mrow>
        <mo stretchy="false">)</mo>
      </mrow>
      <mi>,</mi>
      <mi/>
      <mrow>
        <msub>
          <mo stretchy="false">γ</mo>
          <mn>3</mn>
        </msub>
        <mo stretchy="false">=</mo>
        <mo stretchy="false">β</mo>
      </mrow>
      <mrow>
        <mo stretchy="false">(</mo>
        <mrow>
          <mi>d</mi>
        </mrow>
        <mo stretchy="false">)</mo>
      </mrow>
    </mrow>
    <annotation encoding="StarMath 5.0">%alpha_3 = p(d), ~ %beta_3 = -%alpha(d), ~ %gamma_3 = %beta(d)</annotation>
  </semantics>
</math>
</file>

<file path=Object 22/content.xml><?xml version="1.0" encoding="utf-8"?>
<math xmlns="http://www.w3.org/1998/Math/MathML">
  <semantics>
    <mrow>
      <mrow>
        <mover accent="true">
          <mo stretchy="false">β</mo>
          <mo stretchy="false">̄</mo>
        </mover>
        <mo stretchy="false">≠</mo>
        <mn>0</mn>
      </mrow>
    </mrow>
    <annotation encoding="StarMath 5.0">bar %beta&lt;&gt;0</annotation>
  </semantics>
</math>
</file>

<file path=Object 23/content.xml><?xml version="1.0" encoding="utf-8"?>
<math xmlns="http://www.w3.org/1998/Math/MathML">
  <semantics>
    <mrow>
      <mrow>
        <msub>
          <mo stretchy="false">α</mo>
          <mn>3</mn>
        </msub>
        <mo stretchy="false">=</mo>
        <mo stretchy="false">ϕ</mo>
      </mrow>
      <mrow>
        <mo stretchy="false">(</mo>
        <mrow>
          <mi>d</mi>
        </mrow>
        <mo stretchy="false">)</mo>
      </mrow>
      <mi>p</mi>
      <mrow>
        <mo stretchy="false">(</mo>
        <mrow>
          <mi>d</mi>
        </mrow>
        <mo stretchy="false">)</mo>
      </mrow>
      <mi>,</mi>
      <mi/>
      <mrow>
        <msub>
          <mo stretchy="false">β</mo>
          <mn>3</mn>
        </msub>
        <mo stretchy="false">=</mo>
        <mrow>
          <mo stretchy="false">−</mo>
          <mn>1,</mn>
        </mrow>
      </mrow>
      <mi/>
      <mrow>
        <msub>
          <mo stretchy="false">γ</mo>
          <mn>3</mn>
        </msub>
        <mo stretchy="false">=</mo>
        <mo stretchy="false">ψ</mo>
      </mrow>
      <mrow>
        <mo stretchy="false">(</mo>
        <mrow>
          <mi>d</mi>
        </mrow>
        <mo stretchy="false">)</mo>
      </mrow>
    </mrow>
    <annotation encoding="StarMath 5.0">%alpha_3 = %phi(d)p(d), ~ %beta_3 = -1, ~ %gamma_3 = %psi(d)</annotation>
  </semantics>
</math>
</file>

<file path=Object 24/content.xml><?xml version="1.0" encoding="utf-8"?>
<math xmlns="http://www.w3.org/1998/Math/MathML">
  <semantics>
    <mrow>
      <mrow>
        <mo stretchy="false">Δ</mo>
        <mo stretchy="false">=</mo>
        <msub>
          <mo stretchy="false">α</mo>
          <mn>3</mn>
        </msub>
      </mrow>
      <mrow>
        <msub>
          <mo stretchy="false">β</mo>
          <mn>2</mn>
        </msub>
        <mo stretchy="false">−</mo>
        <msub>
          <mo stretchy="false">α</mo>
          <mn>2</mn>
        </msub>
      </mrow>
      <msub>
        <mo stretchy="false">β</mo>
        <mn>3,</mn>
      </msub>
      <mi/>
      <mi>y</mi>
      <mi>'</mi>
      <mrow>
        <mrow>
          <mo stretchy="false">(</mo>
          <mrow>
            <mi>b</mi>
          </mrow>
          <mo stretchy="false">)</mo>
        </mrow>
        <mo stretchy="false">=</mo>
        <mfrac>
          <mrow>
            <msub>
              <mo stretchy="false">γ</mo>
              <mn>3</mn>
            </msub>
            <mrow>
              <msub>
                <mo stretchy="false">β</mo>
                <mn>2</mn>
              </msub>
              <mo stretchy="false">−</mo>
              <msub>
                <mo stretchy="false">γ</mo>
                <mn>2</mn>
              </msub>
            </mrow>
            <msub>
              <mo stretchy="false">β</mo>
              <mn>3</mn>
            </msub>
          </mrow>
          <mo stretchy="false">Δ</mo>
        </mfrac>
      </mrow>
      <mi>,</mi>
      <mi/>
      <mi>y</mi>
      <mrow>
        <mrow>
          <mo stretchy="false">(</mo>
          <mrow>
            <mi>b</mi>
          </mrow>
          <mo stretchy="false">)</mo>
        </mrow>
        <mo stretchy="false">=</mo>
        <mfrac>
          <mrow>
            <msub>
              <mo stretchy="false">α</mo>
              <mn>3</mn>
            </msub>
            <mrow>
              <msub>
                <mo stretchy="false">γ</mo>
                <mn>2</mn>
              </msub>
              <mo stretchy="false">−</mo>
              <msub>
                <mo stretchy="false">α</mo>
                <mn>2</mn>
              </msub>
            </mrow>
            <msub>
              <mo stretchy="false">γ</mo>
              <mn>3</mn>
            </msub>
          </mrow>
          <mo stretchy="false">Δ</mo>
        </mfrac>
      </mrow>
    </mrow>
    <annotation encoding="StarMath 5.0">%DELTA = %alpha_3%beta_2 - %alpha_2%beta_3, ~ y'(b) = {%gamma_3%beta_2 - %gamma_2%beta_3} over %DELTA, ~ y(b) = {%alpha_3%gamma_2 - %alpha_2%gamma_3} over %DELTA</annotation>
  </semantics>
</math>
</file>

<file path=Object 25/content.xml><?xml version="1.0" encoding="utf-8"?>
<math xmlns="http://www.w3.org/1998/Math/MathML">
  <semantics>
    <mrow>
      <mi>y</mi>
      <mrow>
        <mo stretchy="false">(</mo>
        <mrow>
          <mi>x</mi>
        </mrow>
        <mo stretchy="false">)</mo>
      </mrow>
    </mrow>
    <annotation encoding="StarMath 5.0">y(x)</annotation>
  </semantics>
</math>
</file>

<file path=Object 26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sup>
          <mi>x</mi>
          <mn>4,</mn>
        </msup>
      </mrow>
      <mi/>
      <mi>v</mi>
      <mrow>
        <mrow>
          <mo stretchy="false">(</mo>
          <mrow>
            <mi>x</mi>
          </mrow>
          <mo stretchy="false">)</mo>
        </mrow>
        <mo stretchy="false">=</mo>
        <msup>
          <mn>4x</mn>
          <mn>3,</mn>
        </msup>
      </mrow>
      <mi/>
      <mi>p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1,</mn>
        </mrow>
      </mrow>
      <mi/>
      <mi>q</mi>
      <mrow>
        <mrow>
          <mo stretchy="false">(</mo>
          <mrow>
            <mi>x</mi>
          </mrow>
          <mo stretchy="false">)</mo>
        </mrow>
        <mo stretchy="false">=</mo>
        <mn>1,</mn>
      </mrow>
      <mi/>
      <mi>f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o stretchy="false">−</mo>
              <msup>
                <mi>x</mi>
                <mn>4</mn>
              </msup>
            </mrow>
            <mo stretchy="false">+</mo>
            <msup>
              <mn>16x</mn>
              <mn>3</mn>
            </msup>
          </mrow>
          <mo stretchy="false">+</mo>
          <msup>
            <mn>12x</mn>
            <mn>2,</mn>
          </msup>
        </mrow>
      </mrow>
      <mi/>
      <mrow>
        <mo stretchy="false">α</mo>
        <mo stretchy="false">=</mo>
        <mn>0,</mn>
      </mrow>
      <mi/>
      <mrow>
        <mo stretchy="false">β</mo>
        <mo stretchy="false">=</mo>
        <mn>1,</mn>
      </mrow>
      <mi/>
      <mrow>
        <msub>
          <mo stretchy="false">γ</mo>
          <mn>1</mn>
        </msub>
        <mo stretchy="false">=</mo>
        <mn>0,</mn>
      </mrow>
      <mi/>
      <mrow>
        <msub>
          <mo stretchy="false">γ</mo>
          <mn>2</mn>
        </msub>
        <mo stretchy="false">=</mo>
        <mn>1,</mn>
      </mrow>
      <mi/>
      <mrow>
        <mi>n</mi>
        <mo stretchy="false">=</mo>
        <mn>10</mn>
      </mrow>
    </mrow>
    <annotation encoding="StarMath 5.0">y(x) = x^4,~v(x) = 4x^3,~p(x) = x+1,~q(x) = 1,~f(x) = -x^4 + 16x^3 + 12x^2,~%alpha = 0,~%beta = 1,~%gamma_1=0,~%gamma_2=1,~n=10</annotation>
  </semantics>
</math>
</file>

<file path=Object 27/content.xml><?xml version="1.0" encoding="utf-8"?>
<math xmlns="http://www.w3.org/1998/Math/MathML">
  <semantics>
    <mrow>
      <mn>1e-4</mn>
    </mrow>
    <annotation encoding="StarMath 5.0">1e-4</annotation>
  </semantics>
</math>
</file>

<file path=Object 28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sup>
          <mi>x</mi>
          <mn>4,</mn>
        </msup>
      </mrow>
      <mi/>
      <mi>v</mi>
      <mrow>
        <mrow>
          <mo stretchy="false">(</mo>
          <mrow>
            <mi>x</mi>
          </mrow>
          <mo stretchy="false">)</mo>
        </mrow>
        <mo stretchy="false">=</mo>
        <msup>
          <mn>3x</mn>
          <mn>3,</mn>
        </msup>
      </mrow>
      <mi/>
      <mi>p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1,</mn>
        </mrow>
      </mrow>
      <mi/>
      <mi>q</mi>
      <mrow>
        <mrow>
          <mo stretchy="false">(</mo>
          <mrow>
            <mi>x</mi>
          </mrow>
          <mo stretchy="false">)</mo>
        </mrow>
        <mo stretchy="false">=</mo>
        <mn>1,</mn>
      </mrow>
      <mi/>
      <mi>f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o stretchy="false">−</mo>
              <msup>
                <mi>x</mi>
                <mn>4</mn>
              </msup>
            </mrow>
            <mo stretchy="false">+</mo>
            <msup>
              <mn>16x</mn>
              <mn>3</mn>
            </msup>
          </mrow>
          <mo stretchy="false">+</mo>
          <mrow>
            <mn>12</mn>
            <mo stretchy="false">∗</mo>
            <msup>
              <mi>x</mi>
              <mn>2,</mn>
            </msup>
          </mrow>
        </mrow>
      </mrow>
      <mi/>
      <mrow>
        <mo stretchy="false">α</mo>
        <mo stretchy="false">=</mo>
        <mn>0,</mn>
      </mrow>
      <mi/>
      <mrow>
        <mo stretchy="false">β</mo>
        <mo stretchy="false">=</mo>
        <mn>1,</mn>
      </mrow>
      <mi/>
      <mrow>
        <msub>
          <mo stretchy="false">γ</mo>
          <mn>1</mn>
        </msub>
        <mo stretchy="false">=</mo>
        <mn>0,</mn>
      </mrow>
      <mi/>
      <mrow>
        <msub>
          <mo stretchy="false">γ</mo>
          <mn>2</mn>
        </msub>
        <mo stretchy="false">=</mo>
        <mn>1,</mn>
      </mrow>
      <mi/>
      <mrow>
        <mi>n</mi>
        <mo stretchy="false">=</mo>
        <mn>100</mn>
      </mrow>
    </mrow>
    <annotation encoding="StarMath 5.0">y(x) = x^4,~v(x) = 3x^3,~p(x) = x+1,~q(x) = 1,~f(x) = -x^4 + 16x^3 + 12*x^2,~%alpha = 0,~%beta = 1,~%gamma_1=0,~%gamma_2=1,~n=100</annotation>
  </semantics>
</math>
</file>

<file path=Object 29/content.xml><?xml version="1.0" encoding="utf-8"?>
<math xmlns="http://www.w3.org/1998/Math/MathML">
  <semantics>
    <mrow>
      <mn>1e-8</mn>
    </mrow>
    <annotation encoding="StarMath 5.0">1e-8</annotation>
  </semantics>
</math>
</file>

<file path=Object 3/content.xml><?xml version="1.0" encoding="utf-8"?>
<math xmlns="http://www.w3.org/1998/Math/MathML">
  <semantics>
    <mrow>
      <mo stretchy="false">←</mo>
    </mrow>
    <annotation encoding="StarMath 5.0">leftarrow</annotation>
  </semantics>
</math>
</file>

<file path=Object 30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sup>
          <mi>x</mi>
          <mn>2,</mn>
        </msup>
      </mrow>
      <mi/>
      <mi>v</mi>
      <mrow>
        <mrow>
          <mo stretchy="false">(</mo>
          <mrow>
            <mi>x</mi>
          </mrow>
          <mo stretchy="false">)</mo>
        </mrow>
        <mo stretchy="false">=</mo>
        <mn>2x</mn>
      </mrow>
      <mi>,</mi>
      <mi/>
      <mi>p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1,</mn>
        </mrow>
      </mrow>
      <mi/>
      <mi>q</mi>
      <mrow>
        <mrow>
          <mo stretchy="false">(</mo>
          <mrow>
            <mi>x</mi>
          </mrow>
          <mo stretchy="false">)</mo>
        </mrow>
        <mo stretchy="false">=</mo>
        <mn>1,</mn>
      </mrow>
      <mi/>
      <mi>f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o stretchy="false">−</mo>
              <msup>
                <mi>x</mi>
                <mn>2</mn>
              </msup>
            </mrow>
            <mo stretchy="false">+</mo>
            <mn>4x</mn>
          </mrow>
          <mo stretchy="false">+</mo>
          <mn>2,</mn>
        </mrow>
      </mrow>
      <mi/>
      <mrow>
        <mo stretchy="false">α</mo>
        <mo stretchy="false">=</mo>
        <mn>0,</mn>
      </mrow>
      <mi/>
      <mrow>
        <mo stretchy="false">β</mo>
        <mo stretchy="false">=</mo>
        <mn>1,</mn>
      </mrow>
      <mi/>
      <mrow>
        <msub>
          <mo stretchy="false">γ</mo>
          <mn>1</mn>
        </msub>
        <mo stretchy="false">=</mo>
        <mn>0,</mn>
      </mrow>
      <mi/>
      <mrow>
        <msub>
          <mo stretchy="false">γ</mo>
          <mn>2</mn>
        </msub>
        <mo stretchy="false">=</mo>
        <mn>1,</mn>
      </mrow>
      <mi/>
      <mrow>
        <mi>n</mi>
        <mo stretchy="false">=</mo>
        <mn>10</mn>
      </mrow>
    </mrow>
    <annotation encoding="StarMath 5.0">y(x) = x^2,~v(x) = 2x,~p(x) = x+1,~q(x) = 1,~f(x) = -x^2 + 4x + 2,~%alpha = 0,~%beta = 1,~%gamma_1=0,~%gamma_2=1,~n=10
</annotation>
  </semantics>
</math>
</file>

<file path=Object 31/content.xml><?xml version="1.0" encoding="utf-8"?>
<math xmlns="http://www.w3.org/1998/Math/MathML">
  <semantics>
    <mrow>
      <mn>1e-4</mn>
    </mrow>
    <annotation encoding="StarMath 5.0">1e-4</annotation>
  </semantics>
</math>
</file>

<file path=Object 32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sup>
          <mi>x</mi>
          <mn>2,</mn>
        </msup>
      </mrow>
      <mi/>
      <mi>v</mi>
      <mrow>
        <mrow>
          <mo stretchy="false">(</mo>
          <mrow>
            <mi>x</mi>
          </mrow>
          <mo stretchy="false">)</mo>
        </mrow>
        <mo stretchy="false">=</mo>
        <mn>2x</mn>
      </mrow>
      <mi>,</mi>
      <mi/>
      <mi>p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1,</mn>
        </mrow>
      </mrow>
      <mi/>
      <mi>q</mi>
      <mrow>
        <mrow>
          <mo stretchy="false">(</mo>
          <mrow>
            <mi>x</mi>
          </mrow>
          <mo stretchy="false">)</mo>
        </mrow>
        <mo stretchy="false">=</mo>
        <mn>1,</mn>
      </mrow>
      <mi/>
      <mi>f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o stretchy="false">−</mo>
              <msup>
                <mi>x</mi>
                <mn>2</mn>
              </msup>
            </mrow>
            <mo stretchy="false">+</mo>
            <mn>4x</mn>
          </mrow>
          <mo stretchy="false">+</mo>
          <mn>2,</mn>
        </mrow>
      </mrow>
      <mi/>
      <mrow>
        <mo stretchy="false">α</mo>
        <mo stretchy="false">=</mo>
        <mn>0,</mn>
      </mrow>
      <mi/>
      <mrow>
        <mo stretchy="false">β</mo>
        <mo stretchy="false">=</mo>
        <mn>1,</mn>
      </mrow>
      <mi/>
      <mrow>
        <msub>
          <mo stretchy="false">γ</mo>
          <mn>1</mn>
        </msub>
        <mo stretchy="false">=</mo>
        <mn>0,</mn>
      </mrow>
      <mi/>
      <mrow>
        <msub>
          <mo stretchy="false">γ</mo>
          <mn>2</mn>
        </msub>
        <mo stretchy="false">=</mo>
        <mn>1,</mn>
      </mrow>
      <mi/>
      <mrow>
        <mi>n</mi>
        <mo stretchy="false">=</mo>
        <mn>100</mn>
      </mrow>
    </mrow>
    <annotation encoding="StarMath 5.0">y(x) = x^2,~v(x) = 2x,~p(x) = x+1,~q(x) = 1,~f(x) = -x^2 + 4x + 2,~%alpha = 0,~%beta = 1,~%gamma_1=0,~%gamma_2=1,~n=100</annotation>
  </semantics>
</math>
</file>

<file path=Object 33/content.xml><?xml version="1.0" encoding="utf-8"?>
<math xmlns="http://www.w3.org/1998/Math/MathML">
  <semantics>
    <mrow>
      <mn>1e-8</mn>
    </mrow>
    <annotation encoding="StarMath 5.0">1e-8</annotation>
  </semantics>
</math>
</file>

<file path=Object 4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row>
        <msub>
          <mi>K</mi>
          <mn>1</mn>
        </msub>
        <mo stretchy="false">=</mo>
        <mi mathvariant="italic">hf</mi>
      </mrow>
      <mrow>
        <mo stretchy="false">(</mo>
        <mrow>
          <msub>
            <mi>x</mi>
            <mn>0,</mn>
          </msub>
          <msub>
            <mi>y</mi>
            <mn>0</mn>
          </msub>
        </mrow>
        <mo stretchy="false">)</mo>
      </mrow>
      <mi>,</mi>
      <mi/>
      <mrow>
        <msub>
          <mi>K</mi>
          <mn>2</mn>
        </msub>
        <mo stretchy="false">=</mo>
        <mi mathvariant="italic">hf</mi>
      </mrow>
      <mrow>
        <mo stretchy="false">(</mo>
        <mrow>
          <mrow>
            <msub>
              <mi>x</mi>
              <mn>0</mn>
            </msub>
            <mo stretchy="false">+</mo>
            <mfrac>
              <mn>1</mn>
              <mn>3</mn>
            </mfrac>
          </mrow>
          <mi>h</mi>
          <mi>,</mi>
          <mrow>
            <msub>
              <mi>y</mi>
              <mn>0</mn>
            </msub>
            <mo stretchy="false">+</mo>
            <mfrac>
              <mn>1</mn>
              <mn>3</mn>
            </mfrac>
          </mrow>
          <msub>
            <mi>K</mi>
            <mn>1</mn>
          </msub>
        </mrow>
        <mo stretchy="false">)</mo>
      </mrow>
      <mi>,</mi>
      <mi/>
      <mrow>
        <msub>
          <mi>K</mi>
          <mn>3</mn>
        </msub>
        <mo stretchy="false">=</mo>
        <mi mathvariant="italic">hf</mi>
      </mrow>
      <mrow>
        <mo stretchy="false">(</mo>
        <mrow>
          <mrow>
            <msub>
              <mi>x</mi>
              <mn>0</mn>
            </msub>
            <mo stretchy="false">+</mo>
            <mfrac>
              <mn>2</mn>
              <mn>3</mn>
            </mfrac>
          </mrow>
          <mi>h</mi>
          <mi>,</mi>
          <mrow>
            <msub>
              <mi>y</mi>
              <mn>0</mn>
            </msub>
            <mo stretchy="false">+</mo>
            <mfrac>
              <mn>2</mn>
              <mn>3</mn>
            </mfrac>
          </mrow>
          <msub>
            <mi>K</mi>
            <mn>2</mn>
          </msub>
        </mrow>
        <mo stretchy="false">)</mo>
      </mrow>
    </mrow>
    <annotation encoding="StarMath 5.0">K_1 = hf(x_0,y_0), ~ K_2 = hf(x_0 + 1 over 3 h,y_0 + 1 over 3 K_1), ~ K_3 = hf(x_0 + 2 over 3 h, y_0 + 2 over 3 K_2)</annotation>
  </semantics>
</math>
</file>

<file path=Object 6/content.xml><?xml version="1.0" encoding="utf-8"?>
<math xmlns="http://www.w3.org/1998/Math/MathML">
  <semantics>
    <mrow>
      <mrow>
        <msub>
          <mi>v</mi>
          <mn>1</mn>
        </msub>
        <mo stretchy="false">=</mo>
        <mrow>
          <msub>
            <mi>v</mi>
            <mn>0</mn>
          </msub>
          <mo stretchy="false">+</mo>
          <mfrac>
            <mn>1</mn>
            <mn>4</mn>
          </mfrac>
        </mrow>
      </mrow>
      <mrow>
        <mo stretchy="false">(</mo>
        <mrow>
          <mrow>
            <msub>
              <mi>L</mi>
              <mn>1</mn>
            </msub>
            <mo stretchy="false">+</mo>
            <msub>
              <mn>3L</mn>
              <mn>3</mn>
            </msub>
          </mrow>
        </mrow>
        <mo stretchy="false">)</mo>
      </mrow>
    </mrow>
    <annotation encoding="StarMath 5.0">v_1 = v_0 + 1 over 4 (L_1+3L_3)</annotation>
  </semantics>
</math>
</file>

<file path=Object 7/content.xml><?xml version="1.0" encoding="utf-8"?>
<math xmlns="http://www.w3.org/1998/Math/MathML">
  <semantics>
    <mrow>
      <mrow>
        <msub>
          <mi>L</mi>
          <mn>1</mn>
        </msub>
        <mo stretchy="false">=</mo>
        <msub>
          <mi mathvariant="italic">hf</mi>
          <mn>2</mn>
        </msub>
      </mrow>
      <mrow>
        <mo stretchy="false">(</mo>
        <mrow>
          <msub>
            <mi>x</mi>
            <mn>0,</mn>
          </msub>
          <msub>
            <mi>y</mi>
            <mn>0</mn>
          </msub>
        </mrow>
        <mo stretchy="false">)</mo>
      </mrow>
      <mi>,</mi>
      <mi/>
      <mrow>
        <msub>
          <mi>L</mi>
          <mn>2</mn>
        </msub>
        <mo stretchy="false">=</mo>
        <msub>
          <mi mathvariant="italic">hf</mi>
          <mn>2</mn>
        </msub>
      </mrow>
      <mrow>
        <mo stretchy="false">(</mo>
        <mrow>
          <mrow>
            <msub>
              <mi>x</mi>
              <mn>0</mn>
            </msub>
            <mo stretchy="false">+</mo>
            <mfrac>
              <mn>1</mn>
              <mn>3</mn>
            </mfrac>
          </mrow>
          <mi>h</mi>
          <mi>,</mi>
          <mrow>
            <msub>
              <mi>y</mi>
              <mn>0</mn>
            </msub>
            <mo stretchy="false">+</mo>
            <mfrac>
              <mn>1</mn>
              <mn>3</mn>
            </mfrac>
          </mrow>
          <msub>
            <mi>L</mi>
            <mn>1</mn>
          </msub>
        </mrow>
        <mo stretchy="false">)</mo>
      </mrow>
      <mi>,</mi>
      <mi/>
      <mrow>
        <msub>
          <mi>L</mi>
          <mn>3</mn>
        </msub>
        <mo stretchy="false">=</mo>
        <msub>
          <mi mathvariant="italic">hf</mi>
          <mn>2</mn>
        </msub>
      </mrow>
      <mrow>
        <mo stretchy="false">(</mo>
        <mrow>
          <mrow>
            <msub>
              <mi>x</mi>
              <mn>0</mn>
            </msub>
            <mo stretchy="false">+</mo>
            <mfrac>
              <mn>2</mn>
              <mn>3</mn>
            </mfrac>
          </mrow>
          <mi>h</mi>
          <mi>,</mi>
          <mrow>
            <msub>
              <mi>y</mi>
              <mn>0</mn>
            </msub>
            <mo stretchy="false">+</mo>
            <mfrac>
              <mn>2</mn>
              <mn>3</mn>
            </mfrac>
          </mrow>
          <msub>
            <mi>L</mi>
            <mn>2</mn>
          </msub>
        </mrow>
        <mo stretchy="false">)</mo>
      </mrow>
    </mrow>
    <annotation encoding="StarMath 5.0">L_1 = hf_2(x_0,y_0), ~ L_2 = hf_2(x_0 + 1 over 3 h, y_0 + 1 over 3 L_1), ~ L_3 = hf_2(x_0 + 2 over 3 h, y_0 + 2 over 3 L_2)</annotation>
  </semantics>
</math>
</file>

<file path=Object 8/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o stretchy="false">(</mo>
                  <mrow>
                    <mi>x</mi>
                  </mrow>
                  <mo stretchy="false">)</mo>
                </mrow>
                <mi>y</mi>
                <mi>'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row>
              <mi>'</mi>
              <mo stretchy="false">−</mo>
              <mi>q</mi>
            </mrow>
            <mrow>
              <mo stretchy="false">(</mo>
              <mrow>
                <mi>x</mi>
              </mrow>
              <mo stretchy="false">)</mo>
            </mrow>
            <mi>y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f</mi>
            </mrow>
            <mrow>
              <mo stretchy="false">(</mo>
              <mrow>
                <mi>x</mi>
              </mrow>
              <mo stretchy="false">)</mo>
            </mrow>
            <mi>,</mi>
            <mi/>
            <mrow>
              <mi>x</mi>
              <mo stretchy="false">∈</mo>
              <mrow>
                <mo stretchy="false">[</mo>
                <mrow>
                  <mi>a</mi>
                  <mi>,</mi>
                  <mi>b</mi>
                </mrow>
                <mo stretchy="false">]</mo>
              </mrow>
            </mrow>
          </mrow>
        </mtd>
      </mtr>
      <mtr>
        <mtd>
          <mrow>
            <msub>
              <mo stretchy="false">α</mo>
              <mn>2</mn>
            </msub>
            <mi>y</mi>
            <mi>'</mi>
            <mrow>
              <mrow>
                <mo stretchy="false">(</mo>
                <mrow>
                  <mi>b</mi>
                </mrow>
                <mo stretchy="false">)</mo>
              </mrow>
              <mo stretchy="false">+</mo>
              <msub>
                <mo stretchy="false">β</mo>
                <mn>2</mn>
              </msub>
            </mrow>
            <mi>y</mi>
            <mrow>
              <mrow>
                <mo stretchy="false">(</mo>
                <mrow>
                  <mi>b</mi>
                </mrow>
                <mo stretchy="false">)</mo>
              </mrow>
              <mo stretchy="false">=</mo>
              <msub>
                <mo stretchy="false">γ</mo>
                <mn>2</mn>
              </msub>
            </mrow>
          </mrow>
        </mtd>
      </mtr>
    </mtable>
    <annotation encoding="StarMath 5.0">(p(x)y'(x))'-q(x)y(x) = f(x), ~ x in [a,b]
newline
%alpha_2 y'(b) + %beta_2 y(b) = %gamma_2</annotation>
  </semantics>
</math>
</file>

<file path=Object 9/content.xml><?xml version="1.0" encoding="utf-8"?>
<math xmlns="http://www.w3.org/1998/Math/MathML">
  <semantics>
    <mrow>
      <mrow>
        <mover accent="true">
          <mo stretchy="false">α</mo>
          <mo stretchy="false">̄</mo>
        </mover>
        <mo stretchy="false">≠</mo>
        <mn>0</mn>
      </mrow>
    </mrow>
    <annotation encoding="StarMath 5.0">bar %alpha &lt;&gt; 0</annotation>
  </semantics>
</math>
</file>